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chorBaseBehavior.setFormSubmit( boolean formSub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Behavior.getPopup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Behavior.setTargetScope( String target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Behavior.setTabindex( int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Behavior.setOnBlur( String onbl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Behavior.setHref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Behavior.setLocation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Behavior.addParameter( String name , Object value , String fac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chorBaseBehavior.setOnFocus( String on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Behavior.setPopup( boolean pop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Behavior.setShape( String sh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Behavior.getFormL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chorBaseBehavior.createNameAnchor( Appender writer , TagRenderingBase tr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chorBaseBehavior.setDisableSecondClick( boolean disableSecond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Behavior.setCoords( String co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Behavior.setAttribute( String name , String value , String fac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chorBaseBehavior.getForm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chorBaseBehavior.createAnchorBeginTag( TagRenderingBase trb , Appender appender , String requiredAttrs )</text:p>
          </table:table-cell>
          <table:table-cell office:value-type="float" office:value="45">
            <text:p text:style-name="Table_20_Contents">45</text:p>
          </table:table-cell>
          <table:table-cell office:value-type="float" office:value="46">
            <text:p text:style-name="Table_20_Contents">46</text:p>
          </table:table-cell>
          <table:table-cell office:value-type="float" office:value="124">
            <text:p text:style-name="Table_20_Contents">124</text:p>
          </table:table-cell>
        </table:table-row>
        <table:table-row>
          <table:table-cell office:value-type="string">
            <text:p text:style-name="Table_20_Contents">AnchorBaseBehavior.addParamInternal( String paramName , String param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chorBaseBehavior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BaseBehavior.createPageAnchor( Appender writer , TagRenderingBase tr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nchorBaseBehavior.getForm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chorBaseBehavior.setAccessKey( char access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